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 grddl:transformation="http://docs.oasis-open.org/office/1.2/xslt/odf2rdf.xsl">
  <office:scripts/>
  <office:font-face-decls>
    <style:font-face style:name="PodStarSymbol" svg:font-family="StarSymbol"/>
    <style:font-face style:name="Mangal1" svg:font-family="Mangal"/>
    <style:font-face style:name="Tahoma" svg:font-family="Tahoma" style:font-family-generic="swiss"/>
    <style:font-face style:name="Courier New" style:font-pitch="fixed" svg:font-family="'Courier New'" style:font-family-generic="modern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Tahoma1" style:font-pitch="variable" svg:font-family="Tahoma" style:font-family-generic="swiss"/>
    <style:font-face style:name="Times New Roman1" style:font-pitch="variable" svg:font-family="'Times New Roman'" style:font-family-generic="swiss"/>
    <style:font-face style:name="Mangal" style:font-pitch="variable" svg:font-family="Mangal" style:font-family-generic="system"/>
    <style:font-face style:name="SimSun" style:font-pitch="variable" svg:font-family="SimSun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1" style:parent-style-name="Standard" style:family="paragraph">
      <style:text-properties style:font-name="Courier New"/>
    </style:style>
    <style:style style:name="P2" style:parent-style-name="Standard" style:family="paragraph">
      <style:paragraph-properties fo:margin-left="0.953cm" style:auto-text-indent="false" fo:margin-right="0cm" fo:text-indent="0cm"/>
      <style:text-properties style:font-name="Courier New"/>
    </style:style>
    <style:style style:name="P3" style:parent-style-name="Standard" style:family="paragraph">
      <style:paragraph-properties fo:margin-left="1.251cm" style:auto-text-indent="false" fo:margin-right="0cm" fo:text-indent="0cm"/>
    </style:style>
    <style:style style:name="P4" style:family="paragraph">
      <style:paragraph-properties fo:margin-top="0cm" fo:text-indent="0cm" style:writing-mode="lr-tb" style:text-autospace="ideograph-alpha" fo:margin-left="0cm" style:punctuation-wrap="simple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weight="normal" fo:font-style="normal" style:use-window-font-color="true" fo:language="de" style:font-style-complex="normal" fo:letter-spacing="normal" style:font-name-asian="SimSun" style:country-asian="CN" style:letter-kerning="true" style:font-name-complex="Mangal" style:text-position="0% 100%" style:text-underline-style="none" style:text-emphasize="none" style:font-name="Tahoma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style:font-style-asian="normal" style:text-overline-color="font-color" style:text-overline-mode="continuous" fo:country="DE" style:font-size-asian="10.5pt" fo:text-shadow="none" style:text-line-through-mode="continuous" style:language-complex="hi" fo:font-size="10pt" style:country-complex="IN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h text:outline-level="1" text:style-name="Heading_20_1">Test #2 : <text:s/>List items are not rendered (Appy 0.6.6)</text:h>
      <text:p text:style-name="Standard">Appy 0.6.6 (2011/04/26 20:50)</text:p>
      <text:p text:style-name="Standard">Python 2.7.1 (r271:86832, Nov 27 2010, 18:30:46) [MSC v.1500 32 bit (Intel)]</text:p>
      <text:p text:style-name="Standard">Platform: win32</text:p>
      <text:p text:style-name="Standard"/>
      <text:p text:style-name="Standard">HTML source:</text:p>
      <text:p text:style-name="Standard"/>
      <text:p text:style-name="P2">
&lt;div class="document"&gt;
&lt;p&gt;Some &lt;strong&gt;bold&lt;/strong&gt; and some &lt;em&gt;italic&lt;/em&gt; text.&lt;/p&gt;
&lt;p&gt;A new paragraph.&lt;/p&gt;
&lt;p&gt;A list with three items:&lt;/p&gt;
&lt;ul&gt; 
&lt;li&gt;the first item&lt;/li&gt; 
&lt;li&gt;another item&lt;/li&gt; 
&lt;li&gt;the last item&lt;/li&gt; 
&lt;/ul&gt; 
&lt;p&gt;A last paragraph.&lt;/p&gt;
&lt;/div&gt;
</text:p>
      <text:p text:style-name="P1"/>
      <text:p text:style-name="Standard">The following paragraph should contain the result of the above HTML source:</text:p>
      <text:p text:style-name="Standard"/>
      <text:p>Some <text:span text:style-name="podBold">bold</text:span> and some <text:span text:style-name="podItalic">italic</text:span> text.</text:p>
      <text:p>A new paragraph.</text:p>
      <text:p>A list with three items:</text:p>
      <text:p><text:span><text:list text:style-name="podBulletedList"><text:list-item><text:p text:style-name="podBulletItem"> 
the first item</text:p></text:list-item><text:list-item><text:p text:style-name="podBulletItem"> 
another item</text:p></text:list-item><text:list-item><text:p text:style-name="podBulletItem"> 
the last item</text:p></text:list-item></text:list></text:span></text:p>
      <text:p> 
 
A last paragraph.</text:p>
      <text:p text:style-name="Standard"/>
      <text:p text:style-name="Standard">Does it?</text:p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 grddl:transformation="http://docs.oasis-open.org/office/1.2/xslt/odf2rdf.xsl">
  <office:font-face-decls>
    <style:font-face style:name="PodStarSymbol" svg:font-family="StarSymbol"/>
    <style:font-face style:name="Mangal1" svg:font-family="Mangal"/>
    <style:font-face style:name="Tahoma" svg:font-family="Tahoma" style:font-family-generic="swiss"/>
    <style:font-face style:name="Courier New" style:font-pitch="fixed" svg:font-family="'Courier New'" style:font-family-generic="modern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Tahoma1" style:font-pitch="variable" svg:font-family="Tahoma" style:font-family-generic="swiss"/>
    <style:font-face style:name="Times New Roman1" style:font-pitch="variable" svg:font-family="'Times New Roman'" style:font-family-generic="swiss"/>
    <style:font-face style:name="Mangal" style:font-pitch="variable" svg:font-family="Mangal" style:font-family-generic="system"/>
    <style:font-face style:name="SimSun" style:font-pitch="variable" svg:font-family="SimSun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DE" fo:language="de" style:language-asian="zh" style:language-complex="hi" style:font-size-asian="10.5pt" fo:font-size="12pt" style:font-size-complex="12pt" style:country-asian="CN" style:letter-kerning="true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DE" fo:language="de" fo:hyphenation-push-char-count="2" style:font-name="Times New Roman" style:language-asian="zh" style:language-complex="hi" style:font-size-asian="10.5pt" style:font-name-asian="SimSun" fo:font-size="12pt" style:font-size-complex="12pt" style:country-asian="CN" style:letter-kerning="true" fo:hyphenate="false" style:font-name-complex="Mangal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SimSun" fo:font-size="14pt" style:font-name-complex="Mangal"/>
    </style:style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List" style:class="list" style:parent-style-name="Text_20_body" style:family="paragraph">
      <style:text-properties style:font-size-asian="12pt" style:font-name-complex="Mangal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Mangal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name-complex="Mangal1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ame="Internet_20_link" style:display-name="Internet link" style:family="text">
      <style:text-properties style:text-underline-width="auto" style:text-underline-style="solid" fo:language="zxx" fo:country="none" style:text-underline-color="font-color" style:language-asian="zxx" style:language-complex="zxx" style:country-complex="none" style:country-asian="none" fo:color="#000080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 Saffre</meta:initial-creator>
    <meta:creation-date>2011-02-14T03:03:05.64</meta:creation-date>
    <dc:date>2011-05-06T08:41:36.93</dc:date>
    <dc:creator>Luc Saffre</dc:creator>
    <meta:editing-duration>PT13M6S</meta:editing-duration>
    <meta:editing-cycles>7</meta:editing-cycles>
    <meta:generator>LibreOffice/3.3$Win32 LibreOffice_project/330m19$Build-6</meta:generator>
    <meta:document-statistic meta:table-count="0" meta:image-count="0" meta:object-count="0" meta:page-count="1" meta:paragraph-count="9" meta:word-count="27" meta:character-count="177"/>
  </office:meta>
</office:document-meta>
</file>